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17" style:family="table-row">
      <style:table-row-properties style:min-row-height="0.7in"/>
    </style:style>
    <style:style style:name="TableCell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" style:parent-style-name="Normální" style:family="paragraph">
      <style:paragraph-properties fo:margin-left="3.3527in" fo:text-indent="0.1972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92/2019<text:bookmark-end text:name="Text14"/></text:p>
            <text:p text:style-name="Normální">KVOP-56564/2019<text:bookmark-end text:name="Text2"/></text:p>
            <text:p text:style-name="Normální"><text:bookmark-start text:name="Text6"/>19. 1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S.</text:p>
            <text:p text:style-name="Normální"/>
            <text:p text:style-name="Normální"/>
            <text:p text:style-name="Normální"/>
            <text:p text:style-name="Normální"/>
          </table:table-cell>
        </table:table-row>
        <table:table-row table:style-name="TableRow17">
          <table:table-cell table:style-name="TableCell18">
            <text:p text:style-name="Normální"/>
          </table:table-cell>
          <table:table-cell table:style-name="TableCell19">
            <text:p text:style-name="Normální"/>
          </table:table-cell>
          <table:table-cell table:style-name="TableCell20">
            <text:p text:style-name="Normální"/>
          </table:table-cell>
        </table:table-row>
      </table:table>
      <text:h text:style-name="Nadpis1" text:outline-level="1">Sdělení o poskytnutí informace<text:s/></text:h>
      <text:p text:style-name="Normální">Vážený pane S,</text:p>
      <text:p text:style-name="Normální"/>
      <text:p text:style-name="Normální">Dne 18. 12. 2019<text:s/>byla do Kanceláře veřejného ochránce práv doručena Vaše žádost podle zákona č. 106/1999 Sb., o svobodném přístupu k informacím, ve znění pozdějších předpisů, kterou žádáte o zaslání sborníku stanovisek veřejného ochránce práv – Vězeňství II.</text:p>
      <text:p text:style-name="Normální"/>
      <text:p text:style-name="Normální">Ve smyslu zákona o svobodném přístupu k informacím Vám informaci poskytuji a v příloze zasílám Sborník stanovisek veřejného ochránce práv – Vězeňství II z roku 2019.</text:p>
      <text:p text:style-name="Normální"/>
      <text:p text:style-name="Normální">S pozdravem<text:s/></text:p>
      <text:p text:style-name="Normální"/>
      <text:p text:style-name="Normální"/>
      <text:p text:style-name="Normální"/>
      <text:p text:style-name="Normální"><text:s text:c="9"/><text:tab/><text:tab/><text:tab/><text:tab/><text:tab/><text:tab/><text:tab/><text:tab/><text:tab/><text:tab/><text:tab/><text:tab/><text:tab/><text:tab/><text:tab/><text:tab/><text:tab/><text:tab/><text:tab/><text:s/>Mgr. Jana Gregorová</text:p>
      <text:p text:style-name="P21">zástupkyně ředitelky právní sek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294O*</text:span></text:p>
        <text:p text:style-name="P12"><text:span text:style-name="T13">KVOPX00A294O</text:span>KVOPX00A294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1-10T09:54:00Z</meta:creation-date>
    <dc:date>2020-01-10T09:55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0" meta:character-count="691" meta:row-count="4" meta:non-whitespace-character-count="592"/>
  </office:meta>
</office:document-meta>
</file>